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25-08-1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0696" calcext:value-type="float">
            <text:p>-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24-06-11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416" calcext:value-type="float">
            <text:p>-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416" calcext:value-type="float">
            <text:p>-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4784" calcext:value-type="float">
            <text:p>-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0488" calcext:value-type="float">
            <text:p>-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23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4264" calcext:value-type="float">
            <text:p>-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2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4576" calcext:value-type="float">
            <text:p>-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0984" calcext:value-type="float">
            <text:p>-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9296" calcext:value-type="float">
            <text:p>-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368" calcext:value-type="float">
            <text:p>-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4576" calcext:value-type="float">
            <text:p>-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8248" calcext:value-type="float">
            <text:p>-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804" calcext:value-type="float">
            <text:p>-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804" calcext:value-type="float">
            <text:p>-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804" calcext:value-type="float">
            <text:p>-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4368" calcext:value-type="float">
            <text:p>-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4784" calcext:value-type="float">
            <text:p>-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7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4368" calcext:value-type="float">
            <text:p>-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8664" calcext:value-type="float">
            <text:p>-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7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804" calcext:value-type="float">
            <text:p>-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82128" calcext:value-type="float">
            <text:p>-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6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82128" calcext:value-type="float">
            <text:p>-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6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52232" calcext:value-type="float">
            <text:p>-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6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5696" calcext:value-type="float">
            <text:p>-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12024" calcext:value-type="float">
            <text:p>-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852" calcext:value-type="float">
            <text:p>-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82712" calcext:value-type="float">
            <text:p>-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42504" calcext:value-type="float">
            <text:p>-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32192" calcext:value-type="float">
            <text:p>-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292" calcext:value-type="float">
            <text:p>-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3024" calcext:value-type="float">
            <text:p>-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56904" calcext:value-type="float">
            <text:p>-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68" calcext:value-type="float">
            <text:p>-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56904" calcext:value-type="float">
            <text:p>-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40368" calcext:value-type="float">
            <text:p>-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3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56904" calcext:value-type="float">
            <text:p>-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3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5068" calcext:value-type="float">
            <text:p>-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5068" calcext:value-type="float">
            <text:p>-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56904" calcext:value-type="float">
            <text:p>-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7008" calcext:value-type="float">
            <text:p>-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57488" calcext:value-type="float">
            <text:p>-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7636" calcext:value-type="float">
            <text:p>-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69552" calcext:value-type="float">
            <text:p>-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39656" calcext:value-type="float">
            <text:p>-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5736" calcext:value-type="float">
            <text:p>-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1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31552" calcext:value-type="float">
            <text:p>-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9-11-03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4024" calcext:value-type="float">
            <text:p>-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5224" calcext:value-type="float">
            <text:p>-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9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51136" calcext:value-type="float">
            <text:p>-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01656" calcext:value-type="float">
            <text:p>-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8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2896" calcext:value-type="float">
            <text:p>-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88752" calcext:value-type="float">
            <text:p>-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10928" calcext:value-type="float">
            <text:p>-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7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31552" calcext:value-type="float">
            <text:p>-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7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53728" calcext:value-type="float">
            <text:p>-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7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82072" calcext:value-type="float">
            <text:p>-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11968" calcext:value-type="float">
            <text:p>-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1864" calcext:value-type="float">
            <text:p>-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6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16056" calcext:value-type="float">
            <text:p>-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6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8616" calcext:value-type="float">
            <text:p>-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6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8616" calcext:value-type="float">
            <text:p>-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326368" calcext:value-type="float">
            <text:p>-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396472" calcext:value-type="float">
            <text:p>-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09832" calcext:value-type="float">
            <text:p>-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73256" calcext:value-type="float">
            <text:p>-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53672" calcext:value-type="float">
            <text:p>-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23776" calcext:value-type="float">
            <text:p>-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60352" calcext:value-type="float">
            <text:p>-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66576" calcext:value-type="float">
            <text:p>-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20144" calcext:value-type="float">
            <text:p>-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90248" calcext:value-type="float">
            <text:p>-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3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57304" calcext:value-type="float">
            <text:p>-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3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219432" calcext:value-type="float">
            <text:p>-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15216" calcext:value-type="float">
            <text:p>-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06656" calcext:value-type="float">
            <text:p>-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64112" calcext:value-type="float">
            <text:p>-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91416" calcext:value-type="float">
            <text:p>-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231624" calcext:value-type="float">
            <text:p>-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81104" calcext:value-type="float">
            <text:p>-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6152" calcext:value-type="float">
            <text:p>-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11584" calcext:value-type="float">
            <text:p>-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20016" calcext:value-type="float">
            <text:p>-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01728" calcext:value-type="float">
            <text:p>-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231624" calcext:value-type="float">
            <text:p>-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1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70792" calcext:value-type="float">
            <text:p>-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6048" calcext:value-type="float">
            <text:p>-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112496" calcext:value-type="float">
            <text:p>-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231624" calcext:value-type="float">
            <text:p>-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77016" calcext:value-type="float">
            <text:p>-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200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17808" calcext:value-type="float">
            <text:p>-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199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66" calcext:value-type="float">
            <text:p>-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1999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966" calcext:value-type="float">
            <text:p>-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078</text:p>
          </table:table-cell>
          <table:table-cell office:value-type="string" calcext:value-type="string">
            <text:p>10Q-p2</text:p>
          </table:table-cell>
          <table:table-cell office:value-type="string" calcext:value-type="string">
            <text:p>198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06296" calcext:value-type="float">
            <text:p>-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0" meta:object-count="0"/>
    <meta:user-defined meta:name="AppVersion">3.0</meta:user-defined>
  </office:meta>
</office:document-meta>
</file>